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color="#bf9000" fo:font-weight="bold" style:font-weight-asian="bold"/>
    </style:style>
    <style:style style:name="P3" style:family="paragraph" style:parent-style-name="Standard">
      <style:text-properties fo:color="#38761d" fo:font-weight="bold" style:font-weight-asian="bold"/>
    </style:style>
    <style:style style:name="P4" style:family="paragraph" style:parent-style-name="Standard">
      <style:text-properties fo:color="#741b47" fo:font-weight="bold" style:font-weight-asian="bold"/>
    </style:style>
    <style:style style:name="P5" style:family="paragraph" style:parent-style-name="Standard">
      <style:text-properties fo:color="#ff00ff" fo:font-weight="bold" style:font-weight-asian="bold"/>
    </style:style>
    <style:style style:name="P6" style:family="paragraph" style:parent-style-name="Standard">
      <style:text-properties fo:color="#ffffff" fo:font-weight="bold" style:font-weight-asian="bold" fo:background-color="#000000"/>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Heading_20_1">
      <style:text-properties fo:color="#ffffff" fo:font-size="10pt" style:text-underline-style="solid" style:text-underline-width="auto" style:text-underline-color="font-color" style:font-size-asian="10pt" style:font-size-complex="10pt" fo:background-color="#ff0000"/>
    </style:style>
    <style:style style:name="P11" style:family="paragraph" style:parent-style-name="Heading_20_1" style:master-page-name="Standard">
      <style:paragraph-properties style:page-number="1"/>
      <style:text-properties fo:color="#ffffff" style:text-underline-style="solid" style:text-underline-width="auto" style:text-underline-color="font-color" fo:background-color="#ff0000"/>
    </style:style>
    <style:style style:name="T1" style:family="text">
      <style:text-properties fo:color="#ffffff" fo:font-size="10pt" style:text-underline-style="solid" style:text-underline-width="auto" style:text-underline-color="font-color" style:font-size-asian="10pt" style:font-size-complex="10pt" fo:background-color="#ff0000"/>
    </style:style>
    <style:style style:name="T2" style:family="text">
      <style:text-properties fo:color="#ffffff" fo:background-color="#000000"/>
    </style:style>
    <style:style style:name="T3" style:family="text">
      <style:text-properties fo:color="#ffffff"/>
    </style:style>
    <style:style style:name="T4" style:family="text">
      <style:text-properties fo:color="#ffffff" fo:background-color="#ffffff"/>
    </style:style>
    <style:style style:name="T5" style:family="text">
      <style:text-properties fo:color="#ffffff" fo:background-color="#ff0000"/>
    </style:style>
    <style:style style:name="T6" style:family="text">
      <style:text-properties fo:color="#ffffff" style:text-underline-style="solid" style:text-underline-width="auto" style:text-underline-color="font-color" fo:background-color="#000000"/>
    </style:style>
    <style:style style:name="T7" style:family="text">
      <style:text-properties fo:color="#ffffff" fo:font-weight="bold" style:font-weight-asian="bold" fo:background-color="#000000"/>
    </style:style>
    <style:style style:name="T8" style:family="text">
      <style:text-properties fo:font-size="10pt" style:font-size-asian="10pt" style:font-size-complex="10pt"/>
    </style:style>
    <style:style style:name="T9" style:family="text">
      <style:text-properties fo:background-color="#ffffff"/>
    </style:style>
    <style:style style:name="T10" style:family="text">
      <style:text-properties style:text-underline-style="solid" style:text-underline-width="auto" style:text-underline-color="font-color"/>
    </style:style>
    <style:style style:name="T11" style:family="text">
      <style:text-properties fo:font-weight="bold" style:font-weight-asian="bold"/>
    </style:style>
    <style:style style:name="T12" style:family="text">
      <style:text-properties fo:color="#999999" fo:font-size="9pt" fo:font-style="italic" style:font-size-asian="9pt" style:font-style-asian="italic" style:font-size-complex="9pt"/>
    </style:style>
    <style:style style:name="T13" style:family="text">
      <style:text-properties fo:color="#bf9000" fo:font-weight="bold" style:font-weight-asian="bold"/>
    </style:style>
    <style:style style:name="T14" style:family="text">
      <style:text-properties fo:color="#38761d" fo:font-weight="bold" style:font-weight-asian="bold"/>
    </style:style>
    <style:style style:name="T15" style:family="text">
      <style:text-properties fo:color="#741b47" fo:font-weight="bold" style:font-weight-asian="bold"/>
    </style:style>
    <style:style style:name="T16" style:family="text">
      <style:text-properties fo:color="#ff00ff" fo:font-weight="bold" style:font-weight-asian="bold"/>
    </style:style>
    <style:style style:name="T17"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6syz9p18ibi0"/></text:p>
      <text:p text:style-name="Heading_20_1"><text:bookmark text:name="_9qgvmmoj6oon"/><text:span text:style-name="T1">TRANSLATIONS GUIDELINES: <text:line-break/></text:span><text:span text:style-name="T8">1.Copy the file and name it after the language in English and in the language it self. <text:line-break/>Eg. Spanish-Español | German-Deutsch </text:span></text:p>
      <text:p text:style-name="Standard">2. Please keep the page separation marks. These are signalized as <text:span text:style-name="T2">#2</text:span><text:span text:style-name="T3"> <text:s/></text:span><text:span text:style-name="T2">#3 </text:span><text:span text:style-name="T3"><text:s/></text:span><text:span text:style-name="T2">#4</text:span><text:span text:style-name="T4">,</text:span><text:span text:style-name="T9"> etc</text:span></text:p>
      <text:p text:style-name="Standard"><text:span text:style-name="T9">3. Maintain all text format - size , color, upper cases, paragraphs, etc</text:span></text:p>
      <text:p text:style-name="Standard"><text:span text:style-name="T5">THANKS!</text:span></text:p>
      <text:p text:style-name="P10"><text:bookmark text:name="_ejtb8240jyem"/></text:p>
      <text:p text:style-name="Heading_20_1"><text:bookmark text:name="_90v9ias9q75"/><text:span text:style-name="T10">SỔ TAY THỰC HIỆN </text:span></text:p>
      <text:p text:style-name="Heading_20_1"><text:bookmark text:name="_u8ae85uq6dvd"/><text:span text:style-name="T10">CÁCH NGHĨ MỚI VỀ TIỀN.</text:span></text:p>
      <text:p text:style-name="Standard"/>
      <text:p text:style-name="Standard"/>
      <text:p text:style-name="Standard"><text:span text:style-name="T2">#2<text:line-break/></text:span><text:span text:style-name="T11">WHAT IS CIRCLES? </text:span><text:line-break/></text:p>
      <text:p text:style-name="Standard">Cộng đồng phong trào Circles là một phong trào về cách nghĩ mới về tiền. Circles là hệ thống tiền dựa lập ra bởi người dân. Nghĩa là gì ?</text:p>
      <text:p text:style-name="Standard"/>
      <text:p text:style-name="Standard">Chúng ta thường coi tiền là người tiêu tiền, không phải là người tạo tiền hay người phát hành tiền. Bạn có thể nghĩ rằng bạn kiếm tiền khi bạn làm việc, nhưng số tiền này không phải do bạn tạo ra. Bạn chỉ nhận được tiền đã tồn tại để đổi lấy việc bán lao động của bạn: người khác lấy thời gian của bạn, bạn lấy tiền của họ. Với Circles, bạn tự kiếm tiền và lấy lại thời gian của mình.</text:p>
      <text:p text:style-name="Standard"/>
      <text:p text:style-name="Standard">Circles cung cấp cho bạn việc cấp tín dụng và trở thành một <text:s/>nhà cung tiền thực sự. Với Circles, mọi người yêu cầu quyền có thu nhập cơ bản vô điều kiện bằng cách tạo ra tiền của chính họ và trao đổi với cộng đồng tin cậy của họ những thứ họ cần để sống.</text:p>
      <text:p text:style-name="Standard"/>
      <text:p text:style-name="Standard">Tiền ở trong Circles là IOU (I-OWE-YOU), chúng ta hứa với nhau. Circles là một hệ thống tiền tín dụng cho phép mọi người có quyền bình đẳng và vô điều kiện để đưa ra lời hứa với thế giới và yêu cầu tài nguyên với họ. Bởi vì mọi người thực hiện quyền lực để tạo ra tiền, họ tạo ra một mạng lưới lòng tin cho phép nền kinh tế dân chủ hơn xuất hiện.</text:p>
      <text:p text:style-name="Standard"/>
      <text:p text:style-name="Standard">Đơn vị tiền tệ của Circles mà bạn tạo là đơn vị tiền tệ cá nhân của riêng bạn. Những thứ này có thể phát triển thành thu nhập cơ bản trong một mạng lưới những người đang trao đổi với nhau những thứ họ cần.</text:p>
      <text:p text:style-name="Standard"><text:soft-page-break/></text:p>
      <text:p text:style-name="Standard"><text:span text:style-name="T12">*This can be contrasted with bank credit creation, which is where banks issue debt to people. When banks issue money, they only create the principal or the amount they lend. Indebted people are forced to compete in labor markets over the interest, creating winners and losers who are trapped in a cycle of debt sometimes all their lives.</text:span></text:p>
      <text:p text:style-name="Standard">_________________________<text:line-break/></text:p>
      <text:p text:style-name="Standard"><text:span text:style-name="T2">#3 (NOTE FOR TRANSLATION: in this page it is specially important </text:span><text:span text:style-name="T6">NOT</text:span><text:span text:style-name="T2"> to extend the length of text as the graphic is very precise) <text:line-break/></text:span></text:p>
      <text:p text:style-name="Standard"><text:span text:style-name="T11">THU NHẬP CƠ BẢN CHUNG UNIVERSAL BASIC INCOME (UBI) LÀ GÌ?</text:span></text:p>
      <text:p text:style-name="Standard"/>
      <text:p text:style-name="Standard">Theo Mạng lưới Thu nhập Cơ bản Trái đất(BIEN), thu nhập cơ bản là khoản thanh toán tiền định kỳ được phân phối vô điều kiện cho tất cả mọi người trên cơ sở cá nhân, không cần kiểm tra phương tiện hoặc yêu cầu công việc. UBI có 5 đặc điểm:</text:p>
      <text:p text:style-name="Standard"/>
      <text:p text:style-name="Standard"><text:span text:style-name="T11">KHÔNG CÓ ĐIỀU KIỆN </text:span></text:p>
      <text:p text:style-name="Standard">Nó được trả mà không có yêu cầu làm việc hoặc chứng tỏ sự sẵn sàng làm việc.</text:p>
      <text:p text:style-name="Standard"><text:span text:style-name="T11">CHUNG UNIVERSAL<text:line-break/></text:span>​Nó được trả cho tất cả, không cần kiểm tra.<text:line-break/><text:line-break/><text:span text:style-name="T11">CÁ NHÂN</text:span><text:line-break/>Nó được trả trên cơ sở cá nhân — và chẳng hạn, không phải cho hộ gia đình.</text:p>
      <text:p text:style-name="Standard"/>
      <text:p text:style-name="Standard"><text:span text:style-name="T11">THANH TOÁN TIỀN MẶT<text:line-break/></text:span>​Nó được thanh toán bằng một phương tiện trao đổi thích hợp, cho phép những người nhận được tiền quyết định họ chi tiêu vào việc gì. Do đó, nó không được thanh toán bằng hiện vật (chẳng hạn như đồ ăn hoặc dịch vụ) hoặc bằng chứng từ dành riêng cho một mục đích sử dụng cụ thể.</text:p>
      <text:p text:style-name="Standard"/>
      <text:p text:style-name="Standard"><text:span text:style-name="T11">ĐỊNH KỲ</text:span><text:line-break/>Khoản tiền này được thanh toán đều đặn (ví dụ: hàng tháng), không phải là khoản trợ cấp một lần.</text:p>
      <text:p text:style-name="Standard"/>
      <text:p text:style-name="Standard"><text:span text:style-name="T12">*Reference: /basicincome.org</text:span></text:p>
      <text:p text:style-name="Standard">____<text:line-break/><text:span text:style-name="T13">Tiền</text:span> <text:span text:style-name="T13">Circles là một dạng tiền điện tử, mà mọi người có quyền phát hành định kỳ, trên cơ sở cá nhân, mà không cần kiểm tra phương tiện hoặc yêu cầu công việc. Để trở thành thu nhập cơ bản vô điều kiện, để có đủ của cải và không phải lao động làm công ăn lương, đáp ứng các nhu cầu cơ bản của một người, cần tổ chức chính trị và kinh tế. Do đó, mọi người có trách nhiệm đưa ra lời hứa với nhau, mà không cần phải hoàn trả lại cho ngân hàng hoặc nhà nước. </text:span></text:p>
      <text:p text:style-name="Standard"/>
      <text:p text:style-name="Standard">______________________________</text:p>
      <text:p text:style-name="Standard"><text:span text:style-name="T2">#4 (NOTE FOR TRANSLATION: in this page it is specially important </text:span><text:span text:style-name="T6">NOT</text:span><text:span text:style-name="T2"> to extend the length of text as the graphic is very precise) <text:line-break/></text:span><text:span text:style-name="T11"><text:line-break/>CÁC NGUYÊN TẮC TỔ CHỨC XÃ HỘI VÀ KINH TẾ</text:span></text:p>
      <text:p text:style-name="Standard"><text:soft-page-break/>Circles có ý nghĩa lý tưởng cho các khu vực bầu cử thành phố địa phương có thể được liên kết với nhau theo nguyên tắc dân chủ trực tiếp. Nguyên tắc này được thực hiện một mình không đủ để mang lại sự thay đổi thực sự mang tính tự do và chuyển đổi trong xã hội của chúng ta. Chúng tôi do đó phải suy nghĩ một cách tổng thể về bốn nguyên tắc này. Để bắt đầu Circles <text:s/>trong khu vực địa phương của bạn, bạn cần những người và người bán sẵn sàng cam kết và mua lại tài nguyên cho Circles. Để bắt đầu, bạn cũng sẽ cần những người khác có thể giúp bạn trong tổ chức một nền kinh tế dân chủ xung quanh bạn và quan trọng nhất là ai tin tưởng bạn và bạn tin tưởng ai.</text:p>
      <text:p text:style-name="Standard"/>
      <text:p text:style-name="Standard"><text:span text:style-name="T11">SỰ TỰ BỀN VỮNG</text:span></text:p>
      <text:p text:style-name="Standard">Bởi vì bất kỳ nền kinh tế nào về cơ bản là về con người và nơi họ sinh sống, chúng ta thích nghĩ về các nền kinh tế (oikos) theo nghĩa ban đầu của các hộ gia đình, không được xác định bởi bốn bức tường mà bởi các mối quan hệ tái tạo chúng.</text:p>
      <text:p text:style-name="Standard">Theo nghĩa này, tính bền vững của bản thân đạt được thông qua sự phụ thuộc lẫn nhau cục bộ giữa các tác nhân, những người bổ sung cho nhau bằng cách cung cấp lao động và nguồn lực mà họ cần để sinh sống.</text:p>
      <text:p text:style-name="Standard"/>
      <text:p text:style-name="Standard"><text:span text:style-name="T11">PHI TẬP TRUNG DECENTRALIZATION</text:span><text:line-break/>Việc phi tập trung quyền cung tiền, được mọi người yêu cầu trực tiếp được coi là thu nhập chung toàn dân thông qua các cơ sở hạ tầng của Circles, là cơ sở của một nền kinh tế dân chủ. Circles nhằm mục đích phi tập trung quyền lực kinh tế và chính trị thông qua dân chủ</text:p>
      <text:p text:style-name="Standard">và thực hành tự chủ.</text:p>
      <text:p text:style-name="Standard"/>
      <text:p text:style-name="Standard"><text:span text:style-name="T11">LIÊN BANG DÂN CHỦ</text:span></text:p>
      <text:p text:style-name="Standard">Chủ nghĩa Liên minh Dân chủ bắt đầu từ quan điểm cho rằng mọi thực thể đều có quyền tự tổ chức từ địa phương đến phổ thông. Nó là một biểu hiện đạo đức, chính trị và hành chính của xã hội, trong đó các bản sắc, phe phái và các nhóm khác nhau cùng tồn tại hài hòa trong các hội đồng dân chủ liên minh (xem trang 8).</text:p>
      <text:p text:style-name="Standard"/>
      <text:p text:style-name="Standard"><text:span text:style-name="T11">CHỦ NGHĨA ĐỊA PHƯƠNG </text:span></text:p>
      <text:p text:style-name="Standard">Đặc điểm của chủ nghĩa địa phương là suy nghĩ toàn cầu và hành động cục bộ, hoặc nghĩ về các giải pháp địa phương cho các vấn đề toàn cầu, xác định vị trí của bản thân bằng cách tương tác với môi trường của bạn và xem đâu là nguồn lực và nhu cầu trong khu vực của bạn. Do đó, chủ nghĩa địa phương là sự kêu gọi quyền tự chủ và dân chủ địa phương hay gọi tắt là tự trị dân chủ, như một nguyên tắc tổ chức xã hội.</text:p>
      <text:p text:style-name="Standard"/>
      <text:p text:style-name="Standard">___________</text:p>
      <text:p text:style-name="Standard"><text:span text:style-name="T2">#5 </text:span></text:p>
      <text:p text:style-name="Standard"/>
      <text:p text:style-name="Standard"><text:span text:style-name="T11">TỪ ĐỊA PHƯƠNG ĐẾN HÀNH TINH VÀ QUAY TRỞ LẠI ĐỊA PHƯƠNG</text:span></text:p>
      <text:p text:style-name="Standard">Circles <text:s/>kết nối nhằm mục đích cung cấp cơ sở hạ tầng xã hội và kỹ thuật để xây dựng các giải pháp thay thế cho chủ nghĩa tân tự do và chế độ phong kiến tập đoàn ngày nay. Các nhóm địa phương sẽ được liên kết với nhau ở cấp độ khu vực, quốc gia và quốc tế rộng hơn từ dưới lên. Dân chủ hóa tiền tệ dưới hình thức thu nhập cơ bản thực sự mang tính tự do, thể hiện sự giàu có chung của chúng ta chỉ có thể đạt được bằng dân chủ kinh tế.</text:p>
      <text:p text:style-name="Standard"/>
      <text:p text:style-name="Standard"><text:soft-page-break/>Tất cả các đơn vị trong cơ cấu liên bang tự tổ chức. Các cấu trúc này có thể là tập hợp, hợp tác xã hoặc học viện. Đơn vị cơ bản của các cấu trúc này là các vòng kết nối tin cậy mọi người bên trong vòng kết nối này. Trong bối cảnh đó, các thể chế cơ bản trong việc thực hiện dân chủ trực tiếp là các tổ chức dân chủ.</text:p>
      <text:p text:style-name="Standard">Dân chủ tự trị là cách thức mà mỗi nhóm có thể tổ chức theo khả năng và nhu cầu của họ và cùng nhau xây dựng một mô hình kinh tế khác nhau, dựa trên một hệ thống giá trị khác với hệ thống giá trị của chủ nghĩa tư bản và quốc gia-nhà nước: một mô hình nuôi dưỡng các hình thức chung và các kiểu dân chủ của cuộc sống.</text:p>
      <text:p text:style-name="Standard">___________</text:p>
      <text:p text:style-name="Standard"><text:span text:style-name="T2">#6 (NOTE FOR TRANSLATION: in this page it is specially important </text:span><text:span text:style-name="T6">NOT</text:span><text:span text:style-name="T2"> to extend the length of text as the graphic is very precise) </text:span></text:p>
      <text:p text:style-name="Standard"/>
      <text:p text:style-name="Standard"><text:span text:style-name="T11">TIỀN BẠC VÀ LÒNG TIN </text:span></text:p>
      <text:p text:style-name="P1"/>
      <text:p text:style-name="Standard"><text:span text:style-name="T13">Để vào hệ thống Circles bạn cần có 3 người tin tưởng bạn. Sau khi vào hệ thống, bạn có thể muốn trả tiền cho một người lạ trong vòng kết nối để mua thứ bạn cần, chẳng hạn như bánh mì</text:span></text:p>
      <text:p text:style-name="Standard"><text:span text:style-name="T13">__</text:span></text:p>
      <text:p text:style-name="P2"/>
      <text:p text:style-name="Standard"><text:span text:style-name="T14">Người làm bánh chấp nhận tiền của bạn đổi lấy bánh mì. Sau đó, anh ấy đưa tiền đó cho nông dân để trả cho bột mì đã mua tháng trước, để hoàn thành nghĩa vụ.</text:span></text:p>
      <text:p text:style-name="Standard"><text:span text:style-name="T14">__</text:span></text:p>
      <text:p text:style-name="P3"/>
      <text:p text:style-name="Standard"><text:span text:style-name="T15">Để tham gia Circles, bạn cần ba người tin tưởng bạn. Điều này được thực hiện để đảm bảo không ai yêu cầu hai khoản thu nhập cơ bản bằng cách tạo tài khoản giả - yêu cầu tài nguyên từ bạn và bạn bè của bạn. Những người tin tưởng vào tài khoản giả chỉ gây hại cho bản thân khi họ đang nhận tín dụng từ một tổ chức không xác định.</text:span></text:p>
      <text:p text:style-name="Standard"><text:span text:style-name="T15">__</text:span></text:p>
      <text:p text:style-name="P4"/>
      <text:p text:style-name="P4"/>
      <text:p text:style-name="Standard">___________</text:p>
      <text:p text:style-name="Standard"><text:span text:style-name="T2">#7 (NOTE FOR TRANSLATION: in this page it is specially important </text:span><text:span text:style-name="T6">NOT</text:span><text:span text:style-name="T2"> to extend the length of text as the graphic is very precise) </text:span></text:p>
      <text:p text:style-name="P4"/>
      <text:p text:style-name="P4"/>
      <text:p text:style-name="Standard"><text:soft-page-break/><text:span text:style-name="T15">TIN TƯỞNG LÀ GÌ?</text:span></text:p>
      <text:p text:style-name="Standard"><text:span text:style-name="T15">Khả năng cấp tín dụng cho đồng chí bạn: Bất cứ nơi nào có tín dụng, ở đó có sự tin tưởng. Tin tưởng ai đó trong Vòng kết nối Circles có nghĩa là bạn sẵn sàng chấp nhận yêu cầu của họ để nhận tài nguyên từ bạn. Bạn tin tưởng rằng các nghĩa vụ chung trong mạng lưới này có thể được xử lý trong Vòng kết nối Circles. Do đó, các vòng kết nối trôi chảy để trao đổi những gì mọi người cam kết cung cấp (ví dụ: thời gian lao động, sản xuất, v.v.).</text:span></text:p>
      <text:p text:style-name="Standard"><text:span text:style-name="T15">__</text:span></text:p>
      <text:p text:style-name="P4"/>
      <text:p text:style-name="Standard"><text:span text:style-name="T16">Những người nông dân sử dụng tiền trong vòng kết nối để trả lương cho người lao động và cho các dịch vụ phân phối mà họ không thể trả bằng tiền Pháp định. Họ sử dụng Vòng kết nối Circles để xử lý các nghĩa vụ của họ.</text:span></text:p>
      <text:p text:style-name="Standard"><text:span text:style-name="T16">__</text:span></text:p>
      <text:p text:style-name="P5"/>
      <text:p text:style-name="Standard"><text:span text:style-name="T16">Một trong những điều bạn sẽ khám phá ra khi tổ chức kinh tế địa phương là vai trò phân phối hoặc hậu cần trong việc đưa hàng hóa từ điểm A đến điểm B.</text:span></text:p>
      <text:p text:style-name="Standard"><text:span text:style-name="T16">__</text:span></text:p>
      <text:p text:style-name="P5"/>
      <text:p text:style-name="Standard"><text:span text:style-name="T16">Một điểm (nốt) của Vòng kết nối Circles là tạo ra các trao đổi cục bộ để các nghĩa vụ giữa các người cùng chí hướng đáng tin cậy khác nhau có thể được xử lý thông qua theo chu kỳ và phi tuyến tính.</text:span></text:p>
      <text:p text:style-name="Standard"><text:span text:style-name="T16">__</text:span></text:p>
      <text:p text:style-name="P5"/>
      <text:p text:style-name="P5"/>
      <text:p text:style-name="Standard">___________</text:p>
      <text:p text:style-name="Standard"><text:span text:style-name="T2">#8 </text:span></text:p>
      <text:p text:style-name="Standard"/>
      <text:p text:style-name="Standard"><text:span text:style-name="T11">LÀM THẾ NÀO BẮT ĐẦU MỘT TỔ HỢP TÁC?</text:span></text:p>
      <text:p text:style-name="Standard">Các tổ hợp tác là cấu trúc tự quản lý do các cá nhân hình thành.</text:p>
      <text:p text:style-name="Standard">Tổ hợp tác <text:s/>là một hệ thống quản trị dân chủ cơ sở, nơi mọi người từ cộng đồng (làng, khu phố, thành phố, bang, v.v.) cùng nhau thảo luận và quyết định về các khía cạnh khác nhau ảnh hưởng đến cuộc sống của họ.</text:p>
      <text:p text:style-name="Standard"/>
      <text:p text:style-name="Standard"><text:soft-page-break/>Bởi vì Circles nhằm mục đích tạo ra một hệ thống kinh tế cung cấp cho mọi người thu nhập cơ bản để sống, một tổ hợp tác/tập thể tạo ra một cơ cấu dân chủ để cùng nhau quyết định xem làm thế nào để đạt được điều đó. Tổ hợp tác/tập thể đóng vai trò là không gian mà nhờ đó mọi người có thể lựa chọn những gì họ muốn xem trong mạng lưới, thực hiện các hành động cụ thể để biến điều đó thành hiện thực và duy trì hệ thống.</text:p>
      <text:p text:style-name="Standard"/>
      <text:p text:style-name="Standard">Hệ thống này của các khu dân cư địa phương , các tập thể dân cưa các khu phố cho phép mọi người xích lại gần nhau và quyết định việc tổ chức kinh tế của riêng mình. Điều này có nghĩa là có nền kinh tế thực bằng cách sử dụng Vòng kết nối Circles, đưa các lĩnh vực khác nhau của nền kinh tế lại với nhau và tạo ra một hệ thống giá trị cục bộ, liên kết với nhau, nơi nhiều hoạt động kinh tế <text:s/>khác nhau có thể hoạt động trôi chảy.</text:p>
      <text:p text:style-name="Standard">___________</text:p>
      <text:p text:style-name="Standard"><text:span text:style-name="T2">#9 (NOTE FOR TRANSLATION: in this page it is specially important </text:span><text:span text:style-name="T6">NOT</text:span><text:span text:style-name="T2"> to extend the length of text as the graphic is very precise) </text:span></text:p>
      <text:p text:style-name="Standard"/>
      <text:p text:style-name="Standard"><text:span text:style-name="T11">CÁC BƯỚC ĐỂ TỔ CHỨC NỀN KINH TẾ ĐỊA PHƯƠNG CỦA BẠN</text:span></text:p>
      <text:p text:style-name="Standard"/>
      <text:p text:style-name="Standard">1.THAM GIA MỘT CỘNG ĐỒNG HIỆN CÓ TRONG KHU VỰC CỦA BẠN.</text:p>
      <text:p text:style-name="Standard"/>
      <text:p text:style-name="Standard">Nếu không có, bạn có thể bắt đầu với ít nhất hai người khác. Cần có ba người để bắt đầu tin tưởng người khác và bắt đầu tổ chức một Vòng kết nối Cirles. Nếu bạn gặp khó khăn trong việc nhận được sự tin cậy ở nơi bạn đang ở, bạn có thể liên hệ với các trung tâm khác hoặc gửi email tới hello@joincircles.net.<text:line-break/>___</text:p>
      <text:p text:style-name="Standard"/>
      <text:p text:style-name="Standard">2.GẶP MẶT HÀNG THÁNG.</text:p>
      <text:p text:style-name="Standard">Điều quan trọng là phải giữ một ngày cố định định kỳ để mọi người có thể sắp xếp thời gian trước. Các cuộc gặp mặt <text:s/>thường mất ít nhất 2 giờ, tùy thuộc vào số lượng chủ đề sẽ được thảo luận và quyết định.<text:line-break/>___</text:p>
      <text:p text:style-name="Standard"/>
      <text:p text:style-name="Standard">3.TẠO ĐIỀU PHỐI NHÓM.</text:p>
      <text:p text:style-name="Standard">Điều phối chịu trách nhiệm tổ chức các buổi gặp mặt, thực hiện các giao thức và thực hiện</text:p>
      <text:p text:style-name="Standard">Để đảm bảo các quyết định được đưa ra được tuân thủ và thực hiện. Các điều phối cũng có một cái nhìn tổng quan về những gì tất cả các nhóm làm việc đang làm. Nếu có đủ năng lực, người điều phối nên luân phiên nhau thay đổi (ví dụ: 6 tháng một lần)<text:line-break/>___</text:p>
      <text:p text:style-name="Standard"/>
      <text:p text:style-name="Standard">4. CÁC NHÓM LÀM VIỆC.</text:p>
      <text:p text:style-name="Standard"/>
      <text:p text:style-name="Standard"><text:soft-page-break/>Trong tổ hợp tác/tập thể, bạn có thể tạo các nhóm làm việc tập trung vào các nhiệm vụ cụ thể. Các nhóm thực phẩm, nhóm sinh thái học / phân phối, nhóm chăm sóc, nhóm về nhà ở là tất cả các ví dụ về các lĩnh vực khác nhau của nền kinh tế mà bạn có thể tổ chức bằng Vòng kết nối Circles.</text:p>
      <text:p text:style-name="Standard">___</text:p>
      <text:p text:style-name="Standard">5. TƯƠNG TÁC PHẢN HỒI CỘNG ĐỒNG.</text:p>
      <text:p text:style-name="Standard"><text:s/></text:p>
      <text:p text:style-name="Standard">Đi đến các người bán, hợp tác xã, trung tâm xã hội, lãnh đạo địa phương, nhà thờ và doanh nghiệp trong khu vực của bạn. Bạn phải đảm bảo rằng họ hiểu lợi ích của việc tham gia Vòng kết nối Circles. Bằng cách sử dụng Vòng kết nối Circles, mọi người và các nhóm có thể biến các tài nguyên chưa được sử dụng của họ thành tín dụng cộng đồng mà họ có thể sử dụng để bổ sung cho nhu cầu của nhau.</text:p>
      <text:p text:style-name="Standard">___<text:line-break/><text:line-break/><text:span text:style-name="T15">Mục đích của tiền Circles là trở thành thu nhập cơ bản của cộng đồng, nơi mọi người có thể đạt được sinh kế cơ bản từ nó. Điều này có nghĩa là gì và đạt được nó như thế nào tùy thuộc vào từng cộng đồng.</text:span></text:p>
      <text:p text:style-name="Standard">___________</text:p>
      <text:p text:style-name="Standard"><text:span text:style-name="T2">#10 </text:span></text:p>
      <text:p text:style-name="P6"/>
      <text:p text:style-name="Standard"><text:span text:style-name="T11">XÂY DỰNG MỘT VÒNG TÍN DỤNG CIRCLES</text:span></text:p>
      <text:p text:style-name="Standard">Vòng kết nối Circles là do mọi người hỗ trợ nó. Mạng lưới các nhà cung cấp, người bán, cửa hàng, hợp tác xã, trang trại và doanh nghiệp sẵn sàng trao đổi tiền trong vòng với nhau là phương pháp nhanh nhất và thiết thực nhất để Vòng kết nối Cirles được chấp nhận. Đối với bất kỳ ai sẵn sàng phát hành và chấp nhận tiền trong vòng circles, điều đầu tiên bạn phải hỏi họ là:</text:p>
      <text:p text:style-name="Standard"/>
      <text:list xml:id="list1451072224" text:style-name="WWNum1">
        <text:list-item>
          <text:p text:style-name="P7"><text:span text:style-name="T11">HỌ CẦN GÌ?</text:span></text:p>
        </text:list-item>
      </text:list>
      <text:p text:style-name="P8">Thợ làm bánh có thể cần sữa và bột từ một trang trại, một cuộc hẹn với nha sĩ cho con gái hoặc quảng cáo từ các tạp chí địa phương. Xây dựng Vòng kết nối tín dụng có nghĩa là tìm những người có thể bổ sung nhu cầu của nhau và sẵn sàng thực hiện các nghĩa vụ chung với nhau. Các tổ hợp tác và nhóm đóng vai trò là xương sống để tổ chức và điều phối.</text:p>
      <text:p text:style-name="P8"/>
      <text:list xml:id="list75255083410062" text:continue-numbering="true" text:style-name="WWNum1">
        <text:list-item>
          <text:p text:style-name="P7"><text:span text:style-name="T11">NĂNG LỰC CỦA HỌ</text:span><text:line-break/>Họ sẵn sàng cam kết đổi bao nhiêu tài nguyên để lấy tiền Vòng kết nối? Ví dụ: thợ làm bánh có thể quyết định chia 10% tổng số bánh mì mà cô ấy làm trong một tuần / tháng / năm cho Vòng kết nối Circles. Tùy thuộc vào nhà cung cấp, điều này có thể đến từ hàng tồn kho nhàn rỗi của họ nếu họ là một cửa hàng, giờ bán hàng thấp nếu họ là một nhà hàng hoặc nếu họ là một trang trại, bất kỳ khoản dư thừa nào họ chưa bán.<text:line-break/><text:line-break/>___________</text:p>
        </text:list-item>
      </text:list>
      <text:p text:style-name="P8"><text:span text:style-name="T2">#11 </text:span></text:p>
      <text:p text:style-name="P8"><text:line-break/></text:p>
      <text:list xml:id="list75254719941659" text:continue-numbering="true" text:style-name="WWNum1">
        <text:list-item>
          <text:p text:style-name="P7"><text:span text:style-name="T11">XÁC ĐỊNH GIỚI GIẠN CHI TIÊU VÒNG KẾT NỐI CỦA HỌ</text:span><text:line-break/>Quyền phát hành tiền Vòng kết nối cho người khác của nhà cung cấp phải dựa trên số lượng nội dung họ cam kết cung cấp cho mạng lưới. Để tạo một mạng lưới bền vững, bạn nên thương lượng số lượng mà nhà cung cấp cam kết cung cấp cho mạng cao hơn ít nhất 5 lần so với tín dụng Vòng kết nối có sẵn của họ. Sử dụng ví nhóm, các nhà cung cấp có thể tạo nguồn góp cộng đồng với các vòng kết nối riêng lẻ khác nhau và đặt giới hạn của họ dựa trên những gì họ cung cấp.</text:p>
        </text:list-item>
      </text:list>
      <text:p text:style-name="P8"><text:line-break/>Người thợ làm bánh đã cam kết lượng bánh mì trị giá 5000 CRC trong năm đầu tiên có thể đặt giới hạn chi tiêu cho vòng kết nối của mình thành 1000CRC và bắt đầu phát hành tiền tín dụng vòng cirles cho những người khác trong mạng lưới mình. Có ít nhất 1/5 tỷ lệ giữa tín dụng và khả năng dự trữ sẽ tạo nên một nền kinh tế bền vững!<text:line-break/></text:p>
      <text:list xml:id="list75255055702558" text:continue-numbering="true" text:style-name="WWNum1">
        <text:list-item>
          <text:p text:style-name="P7"><text:span text:style-name="T11">BẮT ĐẦU CHI TIÊU</text:span><text:line-break/>Để các nhà cung cấp cảm thấy quyền của việc phát hành các khoản tín dụng vòng circles, trước tiên bạn phải khiến họ chi tiêu chúng. Giả sử người thợ làm bánh đã phát hành tất cả các khoản tín dụng 1000 để trả tiền cho nha sĩ, mua quảng cáo và cho sữa và bột mà cô ấy nhận được từ những người nông dân. Cô ấy đã sử dụng hết hạn mức tín dụng của mình và đổi lấy các tài nguyên mà cô ấy cần từ mạng lưới. Cô ấy bổ sung tín dụng cho Vòng kết nối circles của mình bằng cách bán bánh mì mà cô ấy đã cam kết cho mạng lưới.<text:line-break/><text:line-break/></text:p>
        </text:list-item>
        <text:list-item>
          <text:p text:style-name="P7"><text:soft-page-break/><text:span text:style-name="T11">LƯU THÔNG CỦA CẢI</text:span><text:line-break/>Quảng cáo mà cô ấy trả tiền trong Vòng kết nối đã hoạt động và giờ đây, cô ấy có nhiều khách hàng mới và nhiều hơn. Cô ấy vừa chuyển lượng bánh mì đã cam kết của mình để nhận các khoản tín dụng để có được những thứ mình cần. Đây là trái tim hay cánh quạt đóng vai trò là cơ sở tạo ra thu nhập cơ bản bền vững của cộng đồng để luân chuyển của cải. Khi mọi người tham gia mạng lưới, nhận ra sức mạnh của tín dụng cộng đồng và yêu cầu nhiều tài nguyên hơn bằng cách phát hành thêm tín dụng Vòng kết nối, Vòng kết nối Cirles càng gần với UBI đầy đủ!</text:p>
        </text:list-item>
      </text:list>
      <text:p text:style-name="P9">___________</text:p>
      <text:p text:style-name="P9"><text:span text:style-name="T2">#12 </text:span></text:p>
      <text:p text:style-name="P8"><text:line-break/></text:p>
      <text:p text:style-name="P8"/>
      <text:p text:style-name="Standard"><text:span text:style-name="T11">HƯỚNG DẪN ĐỊNH GIÁ</text:span></text:p>
      <text:p text:style-name="P1"/>
      <text:p text:style-name="Standard"><text:span text:style-name="T11">PHẢN ÁNH</text:span></text:p>
      <text:p text:style-name="Standard">Nếu bạn không biết phải thu phí bao nhiêu cho một thứ gì đó trong Vòng kết nối, chúng tôi khuyên bạn nên phản ánh giá sản phẩm của bạn hiện tại theo tiền pháp định € hoặc Peso và sao chép giá đó trong Vòng kết nối. Giá theo tiền pháp định (USD, Euro, v.v.) là một khung giá dễ dàng tìm kiếm để mọi người biết</text:p>
      <text:p text:style-name="Standard"/>
      <text:p text:style-name="Standard"><text:span text:style-name="T11">CÙNG CHI TRẢ</text:span></text:p>
      <text:p text:style-name="Standard">Bạn muốn mua một ly bia tại quán bar yêu thích. Chủ quán bar là bạn của bạn và tốt bụng</text:p>
      <text:p text:style-name="Standard">đủ để chấp nhận tiền Vòng kết nối cirles, cũng như bạn cũng có thể cùng thanh toán bằng tiền pháp định (Euro,USD, v.v.). Nếu loại bia nấu tại địa phương của bạn là 3 €, bạn có thể thêm 3 CRC và thực hiện thanh toán bằng cả hai loại tiền. Ngoài ra, chủ quán bar có thể đưa ra đề nghị thanh toán trong Vòng kết nối sau khi bạn đã uống 10 € bia. Dù món hời là gì, cùng thanh toán bằng hai loại tiền tệ cho phép mọi người có thêm thu nhập khả dụng, giảm chi phí và tăng doanh số bán hàng.</text:p>
      <text:p text:style-name="Standard"/>
      <text:p text:style-name="Standard">___________</text:p>
      <text:p text:style-name="Standard"><text:span text:style-name="T2">#13 </text:span></text:p>
      <text:p text:style-name="P8"><text:line-break/></text:p>
      <text:p text:style-name="Standard"><text:span text:style-name="T11">CÔNG VIỆC CHĂM SÓC VÀ TRAO ĐỔI LAO ĐỘNG<text:line-break/></text:span>Bạn làm một chiếc cốc một lần nhưng bạn rửa nó cả nghìn lần. Chăm sóc bản thân, người khác, thực vật và động vật thực sự là nơi bắt đầu nền kinh tế (được hiểu là hộ gia đình hoặc oikos). Ngày nay, công việc chăm sóc bị đánh giá thấp và nhiều người làm mà không có thù lao (chủ yếu là phụ nữ). Vòng kết nối Circles nhằm mục đích tạo điều kiện để tạo ra một loại tiền khác nhau cho một nền kinh tế khác nhau với các giá trị khác nhau, một vòng kết nối sẽ phân phối lại và phân bổ công việc cần thiết để chăm sóc lẫn nhau và cho họ khả năng quyết định những gì họ muốn định giá và như thế nào.</text:p>
      <text:p text:style-name="P1"/>
      <text:p text:style-name="Standard"><text:span text:style-name="T11">GÂY QUỸ/ĐÓNG GÓP</text:span></text:p>
      <text:p text:style-name="Standard">Bạn muốn đến bếp ăn cộng đồng gần khu phố của mình để thưởng thức một vài bát canh ấm áp và gặp gỡ bạn bè trong bữa tiệc buổi chiều. Thông thường, ban tổ chức bếp ăn cộng đồng đưa ra một loạt các mức giá khuyến nghị để mọi người biết số tiền phải trả. Đóng góp đề cập đến việc thanh toán cho đồ ăn và sự kiện mà bạn tham dự mà không có một mức giá cố định. Đây là một thực hành cộng đồng rất hay vì nó cho phép những người có kinh tế khác nhau tham gia và trả những gì họ có thể mà không phải xấu hổ. Nếu bạn không có phương tiện để thanh toán bằng tiền pháp định € $ VNĐ, bạn có thể trả bằng tiền được phát hành trong Vòng kết nối Circles!</text:p>
      <text:p text:style-name="Standard"><text:soft-page-break/></text:p>
      <text:p text:style-name="Standard"/>
      <text:p text:style-name="Standard">___________</text:p>
      <text:p text:style-name="Standard"><text:span text:style-name="T2">#14 </text:span></text:p>
      <text:p text:style-name="Standard"><text:span text:style-name="T11"><text:line-break/>TRONG VIỆC KIẾM TÌM TIỀN CHUNG MONEY COMMONS</text:span></text:p>
      <text:p text:style-name="Standard"/>
      <text:p text:style-name="Standard">Tiền tệ mới nổi là một công cụ thiết thực cho phép dân chủ hóa các nguồn lực trong thời kỳ khủng hoảng. Một liên minh của các loại tiền tệ cộng đồng địa phương như vậy, cùng với việc tái bản quyền song song các quan hệ kinh tế có thể được gọi là Tiền Chung Money Commons. Tiền Chung <text:s/>là một phong trào chống lại tài chính hóa. Đó là một nỗ lực nhằm dân chủ hóa các thể chế làm nền tảng cho việc tạo ra tiền tệ ngày nay - các ngân hàng trung ương và tư nhân - và chuyển đổi chúng một lần nữa để dân chủ hóa nền kinh tế. Thu nhập cơ bản chung (UBI) là một sự thay đổi mô hình văn minh. Việc chuyển đổi tiền, dân chủ hóa nó thành một đồng tiền do nhân dân, do mọi người phát hành như một thu nhập phổ biến và vô điều kiện, là một phần của chìa khóa sẽ giải phóng sự chung sống hòa bình của nhân loại với các hình thức sống khác một cách bền vững, nhưng chỉ khi thực hiện đúng.</text:p>
      <text:p text:style-name="Standard"/>
      <text:p text:style-name="Standard">Cuốn sổ tay này sẽ chỉ ra cách UBI có thể được triển khai từ dưới lên theo những cách thực tế. Mục tiêu của Cộng đồng phong trào Circles là xây dựng cơ sở hạ tầng xã hội và kỹ thuật để phân phối giá trị, nơi mọi người quyết định điều gì quan trọng trong cuộc sống, trao cho mọi người quyền lực vô điều kiện để đưa ra lời hứa với những người xung quanh. Nếu bạn đang đọc nội dung này, bạn đã tham gia vào sự thay đổi này.</text:p>
      <text:p text:style-name="Standard"/>
      <text:p text:style-name="Standard">Sau đây là hướng dẫn sử dụng nhằm mục đích giải thích 'cách tổ chức nền kinh tế địa phương của riêng bạn' bằng cách sử dụng đơn vị tiền tệ thu nhập cơ bản, Circles UBI, như một phương tiện thay đổi mối quan hệ của nhân loại với chính nó - mô hình kinh tế hiện tại của chúng ta - và xây dựng cơ sở cho một xã hội đó là quan tâm nhiều hơn đến từng thành viên và các hình thức sống khác. Phần đầu tiên giải thích Circles UBI là gì và ý nghĩa của sự tin tưởng trong hệ thống. Phần thứ hai đi sâu vào cách tổ chức nền kinh tế địa phương của bạn bằng cách sử dụng các tổ hợp tác/tập thể dân chủ như một hình thức quản trị, tuân theo các nguyên tắc của chủ nghĩa địa phương, phân quyền, tự bền vững và liên minh dân chủ. Phần thứ ba giải thích cách xây dựng vòng kết nối tín dụng kinh tế trong khu vực của bạn với các nhà cung cấp, người lao động và cộng đồng địa phương nói chung. Bạn có thể chuyển đến phần mà bạn quan tâm nhất bằng cách nhấp vào các siêu liên kết trong mục lụ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20" meta:word-count="4457" meta:character-count="20131" meta:non-whitespace-character-count="15746"/>
    <meta:generator>LibreOfficeDev/6.0.5.2$Linux_X86_64 LibreOffice_project/</meta:generator>
  </office:meta>
</office:document-meta>
</file>